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size="14pt" style:font-size-asian="14pt" style:font-size-complex="14pt"/>
    </style:style>
    <style:style style:name="P2" style:parent-style-name="Standard" style:list-style-name="LFO5" style:family="paragraph"/>
    <style:style style:name="P3" style:parent-style-name="Standard" style:list-style-name="LFO5" style:family="paragraph"/>
    <style:style style:name="P4" style:parent-style-name="Standard" style:list-style-name="LFO5" style:family="paragraph"/>
    <style:style style:name="P5" style:parent-style-name="Standard" style:list-style-name="LFO5" style:family="paragraph"/>
    <style:style style:name="P6" style:parent-style-name="Standard" style:list-style-name="LFO6" style:family="paragraph"/>
    <style:style style:name="P7" style:parent-style-name="Standard" style:list-style-name="LFO6" style:family="paragraph"/>
    <style:style style:name="P8" style:parent-style-name="Standard" style:list-style-name="LFO6" style:family="paragraph"/>
    <style:style style:name="P9" style:parent-style-name="Standard" style:list-style-name="LFO7" style:family="paragraph"/>
    <style:style style:name="P10" style:parent-style-name="Standard" style:list-style-name="LFO7" style:family="paragraph"/>
    <style:style style:name="P11" style:parent-style-name="Standard" style:list-style-name="LFO7" style:family="paragraph"/>
    <style:style style:name="P12" style:parent-style-name="Standard" style:list-style-name="LFO7" style:family="paragraph"/>
    <style:style style:name="P13" style:parent-style-name="Standard" style:list-style-name="LFO8" style:family="paragraph"/>
    <style:style style:name="P14" style:parent-style-name="Standard" style:family="paragraph">
      <style:paragraph-properties fo:margin-left="0.5in">
        <style:tab-stops/>
      </style:paragraph-properties>
    </style:style>
  </office:automatic-styles>
  <office:body>
    <office:text text:use-soft-page-breaks="true">
      <text:p text:style-name="P1">Meeting Notes</text:p>
      <text:p text:style-name="Standard"/>
      <text:p text:style-name="Standard">Date of meeting:<text:s/>05/03/2020</text:p>
      <text:p text:style-name="Standard">Members present: Jarrad, Spencer, James, George, Nabil</text:p>
      <text:p text:style-name="Standard">Length of meeting:<text:s/></text:p>
      <text:p text:style-name="Standard"/>
      <text:p text:style-name="Standard"/>
      <text:p text:style-name="Standard">What was done last week?:</text:p>
      <text:list text:style-name="LFO5" text:continue-numbering="true">
        <text:list-item>
          <text:p text:style-name="P2">George fully implemented the particle system</text:p>
        </text:list-item>
        <text:list-item>
          <text:p text:style-name="P3">Spencer implemented a UI system (but without image buttons)</text:p>
        </text:list-item>
        <text:list-item>
          <text:p text:style-name="P4">James made progress on the physics system</text:p>
        </text:list-item>
        <text:list-item>
          <text:p text:style-name="P5">Nabil made progress on the model loader</text:p>
        </text:list-item>
      </text:list>
      <text:p text:style-name="Standard"/>
      <text:p text:style-name="Standard">What wasn’t done last week?:</text:p>
      <text:list text:style-name="LFO6" text:continue-numbering="true">
        <text:list-item>
          <text:p text:style-name="P6">James didn’t fully implement the physics system</text:p>
        </text:list-item>
        <text:list-item>
          <text:p text:style-name="P7">Nabil didn’t fully implement the model loader</text:p>
        </text:list-item>
        <text:list-item>
          <text:p text:style-name="P8">Jarrad didn’t create the game project</text:p>
        </text:list-item>
      </text:list>
      <text:p text:style-name="Standard"/>
      <text:p text:style-name="Standard">What did we discuss this week?:</text:p>
      <text:list text:style-name="LFO7" text:continue-numbering="true">
        <text:list-item>
          <text:p text:style-name="P9">We discussed a strategy on how to implement the model loader, what help was needed, what mentorship would be useful etc.</text:p>
        </text:list-item>
        <text:list-item>
          <text:p text:style-name="P10">We discussed what tool we were going to do given the time constraints. Ideas were floated about a particle editor however we decided that a level editor is just as easy if not easier to do, firstly because there is more tutorial support for it and because it will have much more of an impact on the final game</text:p>
        </text:list-item>
        <text:list-item>
          <text:p text:style-name="P11">We discussed our time limits and set some goals as to when we will finish certain aspects of the project. We decided that we want the majority (if not all) of the game engine finished by next week. This is a slightly early goal but it’s better to be safe than sorry.</text:p>
        </text:list-item>
        <text:list-item>
          <text:p text:style-name="P12">We want the tool and the game finished by the end of March as this will give us a month to polish what we need to.</text:p>
        </text:list-item>
      </text:list>
      <text:p text:style-name="Standard"/>
      <text:p text:style-name="Standard">What are we going to do this week?:</text:p>
      <text:list text:style-name="LFO8" text:continue-numbering="true">
        <text:list-item>
          <text:p text:style-name="P13"/>
        </text:list-item>
      </text:list>
      <text:p text:style-name="P14"/>
      <text:p text:style-name="Standard"/>
      <text:p text:style-name="Standard">Date of<text:s/>next meeting:<text:s/>12/03/2020</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pencer Deane</meta:initial-creator>
    <dc:creator>Spencer Deane</dc:creator>
    <meta:creation-date>2020-03-05T09:54:00Z</meta:creation-date>
    <dc:date>2020-03-05T09:55:00Z</dc:date>
    <meta:template xlink:href="Normal.dotm" xlink:type="simple"/>
    <meta:editing-cycles>3</meta:editing-cycles>
    <meta:editing-duration>PT420S</meta:editing-duration>
    <meta:document-statistic meta:page-count="1" meta:paragraph-count="2" meta:word-count="211" meta:character-count="1412" meta:row-count="10" meta:non-whitespace-character-count="1203"/>
  </office:meta>
</office:document-meta>
</file>